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top" draw:auto-grow-height="false" fo:min-height="5.95cm" fo:min-width="10.6cm" fo:padding-top="0.134cm" fo:padding-bottom="0.134cm" fo:padding-left="0.259cm" fo:padding-right="0.259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496cm" fo:min-width="4.346cm" fo:padding-top="0.152cm" fo:padding-bottom="0.152cm" fo:padding-left="0.277cm" fo:padding-right="0.277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3.671cm" fo:min-width="4.763cm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3.3cm" fo:min-width="4.911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3.114cm" fo:min-width="4.838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5.264cm" fo:min-width="11.476cm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3.416cm" fo:min-width="12.766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22cm" fo:min-width="5.572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2.95cm" fo:min-width="6.738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6.322cm" fo:min-width="11.4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cm" fo:min-width="0.725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7cm" fo:min-width="7.412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3.614cm" fo:min-width="4.83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.1cm" svg:height="6.2cm" svg:x="17.2cm" svg:y="4.4cm">
          <text:p text:style-name="P1"><text:span text:style-name="T1">Stati</text:span><text:span text:style-name="T1">stiq</text:span><text:span text:style-name="T1">ues </text:span><text:span text:style-name="T1">trafi</text:span><text:span text:style-name="T1">c</text:span></text:p>
          <text:list text:style-name="L1">
            <text:list-item>
              <text:p text:style-name="P2">Temps d’attente moyen</text:p>
            </text:list-item>
            <text:list-item>
              <text:p text:style-name="P2">Occupation moyenne des trains</text:p>
            </text:list-item>
            <text:list-item>
              <text:p text:style-name="P2">Occupation moyenne des gares</text:p>
            </text:list-item>
            <text:list-item>
              <text:p text:style-name="P2">Nb moyen d’incidents</text:p>
            </text:list-item>
            <text:list-item>
              <text:p text:style-name="P2">Durée moyenne trajets</text:p>
            </text:list-item>
            <text:list-item>
              <text:p text:style-name="P2">% des passagers impactés</text:p>
            </text:list-item>
            <text:list-item>
              <text:p text:style-name="P2">Gare de provenance principale/gar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cm" svg:height="1.8cm" svg:x="13cm" svg:y="1.1cm">
          <text:p text:style-name="P1"><text:span text:style-name="T2">Fea</text:span><text:span text:style-name="T2">tur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263cm" svg:height="3.921cm" svg:x="2.887cm" svg:y="5.879cm">
          <text:p text:style-name="P5"><text:span text:style-name="T3">Gestio</text:span><text:span text:style-name="T3">n des </text:span><text:span text:style-name="T3">canto</text:span><text:span text:style-name="T3">ns</text:span></text:p>
          <text:list text:style-name="L1">
            <text:list-item>
              <text:p text:style-name="P6"><text:span text:style-name="T4">Lig</text:span><text:span text:style-name="T4">nes</text:span></text:p>
            </text:list-item>
            <text:list-item>
              <text:p text:style-name="P6"><text:span text:style-name="T4">Can</text:span><text:span text:style-name="T4">ton</text:span><text:span text:style-name="T4">s</text:span></text:p>
            </text:list-item>
            <text:list-item>
              <text:p text:style-name="P6"><text:span text:style-name="T4">Trai</text:span><text:span text:style-name="T4">ns</text:span></text:p>
            </text:list-item>
            <text:list-item>
              <text:p text:style-name="P6"><text:span text:style-name="T4">Gar</text:span><text:span text:style-name="T4">es</text:span></text:p>
              <text:p text:style-name="P6"><text:span text:style-name="T4"/></text:p>
              <text:p text:style-name="P6"><text:span text:style-name="T4">→ </text:span><text:span text:style-name="T4">MO</text:span><text:span text:style-name="T4">E 1 </text:span><text:span text:style-name="T4">+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411cm" svg:height="3.55cm" svg:x="3.089cm" svg:y="12.95cm">
          <text:p text:style-name="P5"><text:span text:style-name="T3">Gestion des passagers</text:span></text:p>
          <text:list text:style-name="L1">
            <text:list-item>
              <text:p text:style-name="P6"><text:span text:style-name="T4">Passager</text:span></text:p>
            </text:list-item>
            <text:list-item>
              <text:p text:style-name="P6"><text:span text:style-name="T4">Gares</text:span></text:p>
            </text:list-item>
            <text:list-item>
              <text:p text:style-name="P6"><text:span text:style-name="T4">Trains</text:span></text:p>
              <text:p text:style-name="P6"><text:span text:style-name="T4"/></text:p>
              <text:p text:style-name="P6"><text:span text:style-name="T4">→ </text:span><text:span text:style-name="T4">MOE 1 +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338cm" svg:height="3.364cm" svg:x="8.9cm" svg:y="13.1cm">
          <text:p text:style-name="P5"><text:span text:style-name="T3">Interface graphique</text:span></text:p>
          <text:list text:style-name="L1">
            <text:list-item>
              <text:p text:style-name="P6"><text:span text:style-name="T4">Passagers</text:span></text:p>
              <text:p text:style-name="P6"><text:span text:style-name="T4"/></text:p>
              <text:p text:style-name="P6"><text:span text:style-name="T4">→ </text:span><text:span text:style-name="T4">Chef + MO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2.01cm" svg:height="5.548cm" svg:x="2.59cm" svg:y="4.5cm">
          <text:p text:style-name="P8"><text:span text:style-name="T5">Phas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2.01cm" svg:height="5.548cm" svg:x="2.59cm" svg:y="11.156cm">
          <text:p text:style-name="P8"><text:span text:style-name="T5">Phas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815cm" svg:height="1.108cm" svg:x="8.15cm" svg:y="10.048cm">
          <text:p/>
          <draw:enhanced-geometry svg:viewBox="0 0 21600 21600" draw:text-areas="?f0 0 ?f2 ?f5" draw:mirror-horizontal="false" draw:mirror-vertical="false" draw:type="down-arrow" draw:modifiers="17038.2411725516 7827.79291553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13.3cm" svg:height="13.7cm" svg:x="2cm" svg:y="3.3cm">
          <text:p text:style-name="P10"><text:span text:style-name="T6">Pre-release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5cm" svg:y1="17cm" svg:x2="8.5cm" svg:y2="18.5cm">
          <text:p/>
        </draw:line>
        <draw:custom-shape draw:style-name="gr10" draw:text-style-name="P13" draw:layer="layout" svg:width="6.1cm" svg:height="1.5cm" svg:x="5.4cm" svg:y="18.4cm">
          <text:p text:style-name="P8"><text:span text:style-name="T7">Test + documentation</text:span></text:p>
          <text:p text:style-name="P12"><text:span text:style-name="T7">→ </text:span><text:span text:style-name="T7">QA + Doc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238cm" svg:height="3.2cm" svg:x="19.2cm" svg:y="10.8cm">
          <text:p text:style-name="P14"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g</text:span><text:span text:style-name="T8">r</text:span><text:span text:style-name="T8">a</text:span><text:span text:style-name="T8">p</text:span><text:span text:style-name="T8">h</text:span><text:span text:style-name="T8">i</text:span><text:span text:style-name="T8">q</text:span><text:span text:style-name="T8">u</text:span><text:span text:style-name="T8">e</text:span></text:p>
          <text:list text:style-name="L1">
            <text:list-item>
              <text:p text:style-name="P15"><text:span text:style-name="T9">S</text:span><text:span text:style-name="T9">t</text:span><text:span text:style-name="T9">a</text:span><text:span text:style-name="T9">t</text:span><text:span text:style-name="T9">i</text:span><text:span text:style-name="T9">s</text:span><text:span text:style-name="T9">t</text:span><text:span text:style-name="T9">i</text:span><text:span text:style-name="T9">q</text:span><text:span text:style-name="T9">u</text:span><text:span text:style-name="T9">e</text:span><text:span text:style-name="T9">s</text:span></text:p>
              <text:p text:style-name="P15"><text:span text:style-name="T9"/></text:p>
              <text:p text:style-name="P15"><text:span text:style-name="T9">→</text:span><text:span text:style-name="T9"> </text:span><text:span text:style-name="T9">C</text:span><text:span text:style-name="T9">h</text:span><text:span text:style-name="T9">e</text:span><text:span text:style-name="T9">f</text:span><text:span text:style-name="T9"> </text:span><text:span text:style-name="T9">+</text:span><text:span text:style-name="T9"> </text:span><text:span text:style-name="T9">M</text:span><text:span text:style-name="T9">O</text:span><text:span text:style-name="T9">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2cm" svg:height="16.6cm" svg:x="16.7cm" svg:y="3.3cm">
          <text:p text:style-name="P10"><text:span text:style-name="T10">Phase 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cm" svg:height="0.7cm" svg:x="15.3cm" svg:y="10.2cm">
          <text:p/>
          <draw:enhanced-geometry svg:viewBox="0 0 21600 21600" draw:text-areas="0 ?f0 ?f5 ?f2" draw:type="right-arrow" draw:modifiers="16065.096359743 7826.53352353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7.912cm" svg:height="5.32cm" svg:x="18.9cm" svg:y="14.2cm">
          <text:p text:style-name="P14"><text:span text:style-name="T8">Gestion des </text:span><text:span text:style-name="T8">incidents</text:span></text:p>
          <text:list text:style-name="L1">
            <text:list-item>
              <text:p text:style-name="P15"><text:span text:style-name="T9">Voies de </text:span><text:span text:style-name="T9">réserve</text:span></text:p>
            </text:list-item>
            <text:list-item>
              <text:p text:style-name="P15"><text:span text:style-name="T9">Trains de </text:span><text:span text:style-name="T9">réserve</text:span></text:p>
            </text:list-item>
            <text:list-item>
              <text:p text:style-name="P15"><text:span text:style-name="T9">Retard</text:span></text:p>
            </text:list-item>
            <text:list-item>
              <text:p text:style-name="P15"><text:span text:style-name="T9">Suppression</text:span></text:p>
              <text:p text:style-name="P15"><text:span text:style-name="T9"/></text:p>
              <text:p text:style-name="P15"><text:span text:style-name="T9">→ </text:span><text:span text:style-name="T9">MOE 1 +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5.338cm" svg:height="3.864cm" svg:x="8.9cm" svg:y="6cm">
          <text:p text:style-name="P5"><text:span text:style-name="T3">Interface graphique</text:span></text:p>
          <text:list text:style-name="L1">
            <text:list-item>
              <text:p text:style-name="P6"><text:span text:style-name="T4">Train</text:span></text:p>
            </text:list-item>
            <text:list-item>
              <text:p text:style-name="P6"><text:span text:style-name="T4">Ligne</text:span></text:p>
            </text:list-item>
            <text:list-item>
              <text:p text:style-name="P6"><text:span text:style-name="T4">Gare</text:span></text:p>
              <text:p text:style-name="P6"><text:span text:style-name="T4"/></text:p>
              <text:p text:style-name="P6"><text:span text:style-name="T4">→ </text:span><text:span text:style-name="T4">Chef + MO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4:52:54.037700170</meta:creation-date>
    <dc:date>2018-01-26T15:52:35.862329435</dc:date>
    <meta:editing-duration>PT37M52S</meta:editing-duration>
    <meta:editing-cycles>15</meta:editing-cycles>
    <meta:generator>LibreOffice/5.3.7.2$Linux_X86_64 LibreOffice_project/6b8ed514a9f8b44d37a1b96673cbbdd077e24059</meta:generator>
    <meta:document-statistic meta:object-count="16"/>
  </office:meta>
</office:document-meta>
</file>